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_1054__1073__1099__1095__1085__1099__1081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_1054__1073__1099__1095__1085__1099__1081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_1054__1073__1099__1095__1085__1099__1081__32_2" style:data-style-name="N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_1054__1073__1099__1095__1085__1099__1081__32_2" style:data-style-name="N0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_1054__1073__1099__1095__1085__1099__1081__32_2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_1054__1073__1099__1095__1085__1099__1081__32_2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0" style:family="table-cell" style:parent-style-name="_1054__1073__1099__1095__1085__1099__1081__32_2" style:data-style-name="N0">
      <style:table-cell-properties fo:border-top="2pt solid #000000" fo:border-bottom="none" fo:border-left="none" fo:border-right="2pt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1054__1073__1099__1095__1085__1099__1081__32_2" style:data-style-name="N0">
      <style:table-cell-properties fo:border-top="none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1054__1073__1099__1095__1085__1099__1081_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1054__1073__1099__1095__1085__1099__1081__32_2" style:data-style-name="N0">
      <style:table-cell-properties fo:border-top="none" fo:border-bottom="thin solid #000000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_1054__1073__1099__1095__1085__1099__1081__32_2" style:data-style-name="N0">
      <style:table-cell-properties fo:border-top="none" fo:border-bottom="none" fo:border-left="2pt solid #000000" fo:border-right="thin solid #000000"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_1054__1073__1099__1095__1085__1099__1081__32_2" style:data-style-name="N0">
      <style:table-cell-properties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_1054__1073__1099__1095__1085__1099__1081__32_2" style:data-style-name="N0">
      <style:table-cell-properties fo:border-top="none" fo:border-bottom="none" fo:border-left="none" fo:border-right="2pt solid #000000"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_1054__1073__1099__1095__1085__1099__1081__32_2" style:data-style-name="N0">
      <style:table-cell-properties fo:border-top="none" fo:border-bottom="2pt solid #000000" fo:border-left="2pt solid #000000" fo:border-right="thin solid #000000"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_1054__1073__1099__1095__1085__1099__1081__32_2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_1054__1073__1099__1095__1085__1099__1081__32_2" style:data-style-name="N37">
      <style:table-cell-properties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_1054__1073__1099__1095__1085__1099__1081__32_2" style:data-style-name="N37">
      <style:table-cell-properties fo:border-top="none" fo:border-bottom="2pt solid #000000" fo:border-left="none" fo:border-right="none"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_1054__1073__1099__1095__1085__1099__1081__32_2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_1054__1073__1099__1095__1085__1099__1081__32_2" style:data-style-name="N36">
      <style:table-cell-properties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_1054__1073__1099__1095__1085__1099__1081__32_2" style:data-style-name="N36">
      <style:table-cell-properties fo:border-top="none" fo:border-bottom="2pt solid #000000" fo:border-left="none" fo:border-right="none"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_1054__1073__1099__1095__1085__1099__1081__32_2" style:data-style-name="N37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_1054__1073__1099__1095__1085__1099__1081__32_2" style:data-style-name="N37">
      <style:table-cell-properties fo:border-top="none" fo:border-bottom="none" fo:border-left="none" fo:border-right="2pt solid #000000"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_1054__1073__1099__1095__1085__1099__1081__32_2" style:data-style-name="N37">
      <style:table-cell-properties fo:border-top="none" fo:border-bottom="2pt solid #000000" fo:border-left="none" fo:border-right="2pt solid #000000" style:vertical-align="automatic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_1054__1073__1099__1095__1085__1099__1081__32_2" style:data-style-name="N0">
      <style:table-cell-properties style:vertical-align="top" fo:wrap-option="wrap" fo:background-color="#FF9900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28" style:family="table-cell" style:parent-style-name="_1054__1073__1099__1095__1085__1099__1081__32_2" style:data-style-name="N0">
      <style:table-cell-properties style:vertical-align="top" fo:wrap-option="wrap" fo:background-color="#FF9900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9" style:family="table-cell" style:parent-style-name="_1054__1073__1099__1095__1085__1099__1081__32_2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9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" table:number-rows-spanned="1" table:style-name="ce27">
            <text:p>Hydrogen Analysis Resource Center:<text:s text:c="2"/></text:p>
          </table:table-cell>
          <table:covered-table-cell table:number-columns-repeated="3"/>
          <table:table-cell office:value-type="string" table:number-columns-spanned="5" table:number-rows-spanned="1" table:style-name="ce28">
            <text:p>Hydrogen Density (kg/m<text:span text:style-name="T2">3</text:span>) at Different Temperatures (<text:span text:style-name="T2">o</text:span>C) and Pressures (MPa)</text:p>
          </table:table-cell>
          <table:covered-table-cell table:number-columns-repeated="4"/>
          <table:table-cell table:style-name="ce1">
            <draw:frame draw:z-index="1" draw:id="id0" draw:style-name="a0" draw:name="Диаграмма 1" svg:x="0.28125in" svg:y="0.06771in" svg:width="12.35417in" svg:height="8.0468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table:style-name="ce2"/>
          <table:table-cell table:number-columns-spanned="8" table:number-rows-spanned="1" table:style-name="ce29"/>
          <table:covered-table-cell table:number-columns-repeated="7"/>
          <table:table-cell table:number-columns-repeated="16375"/>
        </table:table-row>
        <table:table-row table:style-name="ro1">
          <table:table-cell table:style-name="ce6"/>
          <table:table-cell table:style-name="ce7"/>
          <table:table-cell table:number-columns-repeated="3" table:style-name="ce8"/>
          <table:table-cell office:value-type="string" table:style-name="ce9">
            <text:p>Pressure (MPa)</text:p>
          </table:table-cell>
          <table:table-cell table:number-columns-repeated="2" table:style-name="ce8"/>
          <table:table-cell table:style-name="ce10"/>
          <table:table-cell table:number-columns-repeated="16375"/>
        </table:table-row>
        <table:table-row table:style-name="ro1">
          <table:table-cell table:style-name="ce6"/>
          <table:table-cell office:value-type="string" table:style-name="ce11">
            <text:p>Temperature (<text:span text:style-name="T4">o</text:span>C)</text:p>
          </table:table-cell>
          <table:table-cell office:value-type="float" office:value="0.1" table:style-name="ce12">
            <text:p>0,1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30" table:style-name="ce12">
            <text:p>30</text:p>
          </table:table-cell>
          <table:table-cell office:value-type="float" office:value="50" table:style-name="ce12">
            <text:p>50</text:p>
          </table:table-cell>
          <table:table-cell office:value-type="float" office:value="100" table:style-name="ce13">
            <text:p>100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-255" table:style-name="ce14">
            <text:p>-255</text:p>
          </table:table-cell>
          <table:table-cell office:value-type="float" office:value="73.284000000000006" table:style-name="ce15">
            <text:p>73,284</text:p>
          </table:table-cell>
          <table:table-cell office:value-type="float" office:value="74.251999999999995" table:style-name="ce15">
            <text:p>74,252</text:p>
          </table:table-cell>
          <table:table-cell table:number-columns-repeated="4" table:style-name="ce15"/>
          <table:table-cell table:style-name="ce16"/>
          <table:table-cell table:number-columns-repeated="16375"/>
        </table:table-row>
        <table:table-row table:style-name="ro1">
          <table:table-cell table:style-name="ce2"/>
          <table:table-cell office:value-type="float" office:value="-250" table:style-name="ce3">
            <text:p>-250</text:p>
          </table:table-cell>
          <table:table-cell office:value-type="float" office:value="1.1212" table:style-name="ce21">
            <text:p>1,1212</text:p>
          </table:table-cell>
          <table:table-cell office:value-type="float" office:value="68.747" table:style-name="ce4">
            <text:p>68,747</text:p>
          </table:table-cell>
          <table:table-cell office:value-type="float" office:value="73.671999999999997" table:style-name="ce4">
            <text:p>73,672</text:p>
          </table:table-cell>
          <table:table-cell table:number-columns-repeated="3" table:style-name="ce4"/>
          <table:table-cell table:style-name="ce5"/>
          <table:table-cell table:number-columns-repeated="16375"/>
        </table:table-row>
        <table:table-row table:style-name="ro1">
          <table:table-cell table:style-name="ce2"/>
          <table:table-cell office:value-type="float" office:value="-225" table:style-name="ce14">
            <text:p>-225</text:p>
          </table:table-cell>
          <table:table-cell office:value-type="float" office:value="0.50807000000000002" table:style-name="ce22">
            <text:p>0,5081</text:p>
          </table:table-cell>
          <table:table-cell office:value-type="float" office:value="5.5430000000000001" table:style-name="ce22">
            <text:p>5,5430</text:p>
          </table:table-cell>
          <table:table-cell office:value-type="float" office:value="36.621000000000002" table:style-name="ce15">
            <text:p>36,621</text:p>
          </table:table-cell>
          <table:table-cell office:value-type="float" office:value="54.811999999999998" table:style-name="ce19">
            <text:p>54,812</text:p>
          </table:table-cell>
          <table:table-cell office:value-type="float" office:value="75.287000000000006" table:style-name="ce19">
            <text:p>75,287</text:p>
          </table:table-cell>
          <table:table-cell table:style-name="ce19"/>
          <table:table-cell table:style-name="ce25"/>
          <table:table-cell table:number-columns-repeated="16375"/>
        </table:table-row>
        <table:table-row table:style-name="ro1">
          <table:table-cell table:style-name="ce2"/>
          <table:table-cell office:value-type="float" office:value="-200" table:style-name="ce3">
            <text:p>-200</text:p>
          </table:table-cell>
          <table:table-cell office:value-type="float" office:value="0.33213999999999999" table:style-name="ce21">
            <text:p>0,3321</text:p>
          </table:table-cell>
          <table:table-cell office:value-type="float" office:value="3.3816999999999999" table:style-name="ce21">
            <text:p>3,3817</text:p>
          </table:table-cell>
          <table:table-cell office:value-type="float" office:value="17.661999999999999" table:style-name="ce4">
            <text:p>17,662</text:p>
          </table:table-cell>
          <table:table-cell office:value-type="float" office:value="33.380000000000003" table:style-name="ce18">
            <text:p>33,380</text:p>
          </table:table-cell>
          <table:table-cell office:value-type="float" office:value="62.118000000000002" table:style-name="ce18">
            <text:p>62,118</text:p>
          </table:table-cell>
          <table:table-cell office:value-type="float" office:value="74.260999999999996" table:style-name="ce18">
            <text:p>74,261</text:p>
          </table:table-cell>
          <table:table-cell table:style-name="ce24"/>
          <table:table-cell table:number-columns-repeated="16375"/>
        </table:table-row>
        <table:table-row table:style-name="ro1">
          <table:table-cell table:style-name="ce2"/>
          <table:table-cell office:value-type="float" office:value="-175" table:style-name="ce14">
            <text:p>-175</text:p>
          </table:table-cell>
          <table:table-cell office:value-type="float" office:value="0.24709999999999999" table:style-name="ce22">
            <text:p>0,2471</text:p>
          </table:table-cell>
          <table:table-cell office:value-type="float" office:value="2.476" table:style-name="ce22">
            <text:p>2,4760</text:p>
          </table:table-cell>
          <table:table-cell office:value-type="float" office:value="12.298" table:style-name="ce15">
            <text:p>12,298</text:p>
          </table:table-cell>
          <table:table-cell office:value-type="float" office:value="23.483000000000001" table:style-name="ce19">
            <text:p>23,483</text:p>
          </table:table-cell>
          <table:table-cell office:value-type="float" office:value="51.204000000000001" table:style-name="ce19">
            <text:p>51,204</text:p>
          </table:table-cell>
          <table:table-cell office:value-type="float" office:value="65.036000000000001" table:style-name="ce19">
            <text:p>65,036</text:p>
          </table:table-cell>
          <table:table-cell table:style-name="ce25"/>
          <table:table-cell table:number-columns-repeated="16375"/>
        </table:table-row>
        <table:table-row table:style-name="ro1">
          <table:table-cell table:style-name="ce2"/>
          <table:table-cell office:value-type="float" office:value="-150" table:style-name="ce3">
            <text:p>-150</text:p>
          </table:table-cell>
          <table:table-cell office:value-type="float" office:value="0.19681999999999999" table:style-name="ce21">
            <text:p>0,1968</text:p>
          </table:table-cell>
          <table:table-cell office:value-type="float" office:value="1.9617" table:style-name="ce21">
            <text:p>1,9617</text:p>
          </table:table-cell>
          <table:table-cell office:value-type="float" office:value="9.5952000000000002" table:style-name="ce21">
            <text:p>9,5952</text:p>
          </table:table-cell>
          <table:table-cell office:value-type="float" office:value="18.355" table:style-name="ce18">
            <text:p>18,355</text:p>
          </table:table-cell>
          <table:table-cell office:value-type="float" office:value="43.079000000000001" table:style-name="ce18">
            <text:p>43,079</text:p>
          </table:table-cell>
          <table:table-cell office:value-type="float" office:value="57.343000000000004" table:style-name="ce18">
            <text:p>57,343</text:p>
          </table:table-cell>
          <table:table-cell table:style-name="ce24"/>
          <table:table-cell table:number-columns-repeated="16375"/>
        </table:table-row>
        <table:table-row table:style-name="ro1">
          <table:table-cell table:style-name="ce2"/>
          <table:table-cell office:value-type="float" office:value="-125" table:style-name="ce14">
            <text:p>-125</text:p>
          </table:table-cell>
          <table:table-cell office:value-type="float" office:value="0.16356999999999999" table:style-name="ce22">
            <text:p>0,1636</text:p>
          </table:table-cell>
          <table:table-cell office:value-type="float" office:value="1.6271" table:style-name="ce22">
            <text:p>1,6271</text:p>
          </table:table-cell>
          <table:table-cell office:value-type="float" office:value="7.9180999999999999" table:style-name="ce22">
            <text:p>7,9181</text:p>
          </table:table-cell>
          <table:table-cell office:value-type="float" office:value="15.179" table:style-name="ce19">
            <text:p>15,179</text:p>
          </table:table-cell>
          <table:table-cell office:value-type="float" office:value="37.109000000000002" table:style-name="ce19">
            <text:p>37,109</text:p>
          </table:table-cell>
          <table:table-cell office:value-type="float" office:value="51.09" table:style-name="ce19">
            <text:p>51,090</text:p>
          </table:table-cell>
          <table:table-cell office:value-type="float" office:value="71.605999999999995" table:style-name="ce25">
            <text:p>71,606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-100" table:style-name="ce3">
            <text:p>-100</text:p>
          </table:table-cell>
          <table:table-cell office:value-type="float" office:value="0.13994000000000001" table:style-name="ce21">
            <text:p>0,1399</text:p>
          </table:table-cell>
          <table:table-cell office:value-type="float" office:value="1.3911" table:style-name="ce21">
            <text:p>1,3911</text:p>
          </table:table-cell>
          <table:table-cell office:value-type="float" office:value="6.7607999999999997" table:style-name="ce21">
            <text:p>6,7608</text:p>
          </table:table-cell>
          <table:table-cell office:value-type="float" office:value="12.992000000000001" table:style-name="ce18">
            <text:p>12,992</text:p>
          </table:table-cell>
          <table:table-cell office:value-type="float" office:value="32.613999999999997" table:style-name="ce18">
            <text:p>32,614</text:p>
          </table:table-cell>
          <table:table-cell office:value-type="float" office:value="46.012999999999998" table:style-name="ce18">
            <text:p>46,013</text:p>
          </table:table-cell>
          <table:table-cell office:value-type="float" office:value="66.66" table:style-name="ce24">
            <text:p>66,660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-75" table:style-name="ce14">
            <text:p>-75</text:p>
          </table:table-cell>
          <table:table-cell office:value-type="float" office:value="0.12228" table:style-name="ce22">
            <text:p>0,1223</text:p>
          </table:table-cell>
          <table:table-cell office:value-type="float" office:value="1.2154" table:style-name="ce22">
            <text:p>1,2154</text:p>
          </table:table-cell>
          <table:table-cell office:value-type="float" office:value="5.9085000000000001" table:style-name="ce22">
            <text:p>5,9085</text:p>
          </table:table-cell>
          <table:table-cell office:value-type="float" office:value="11.382" table:style-name="ce19">
            <text:p>11,382</text:p>
          </table:table-cell>
          <table:table-cell office:value-type="float" office:value="29.123999999999999" table:style-name="ce19">
            <text:p>29,124</text:p>
          </table:table-cell>
          <table:table-cell office:value-type="float" office:value="41.847999999999999" table:style-name="ce19">
            <text:p>41,848</text:p>
          </table:table-cell>
          <table:table-cell office:value-type="float" office:value="62.322000000000003" table:style-name="ce25">
            <text:p>62,322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-50" table:style-name="ce3">
            <text:p>-50</text:p>
          </table:table-cell>
          <table:table-cell office:value-type="float" office:value="0.10858" table:style-name="ce21">
            <text:p>0,1086</text:p>
          </table:table-cell>
          <table:table-cell office:value-type="float" office:value="1.0792999999999999" table:style-name="ce21">
            <text:p>1,0793</text:p>
          </table:table-cell>
          <table:table-cell office:value-type="float" office:value="5.2521000000000004" table:style-name="ce21">
            <text:p>5,2521</text:p>
          </table:table-cell>
          <table:table-cell office:value-type="float" office:value="10.141" table:style-name="ce18">
            <text:p>10,141</text:p>
          </table:table-cell>
          <table:table-cell office:value-type="float" office:value="26.335999999999999" table:style-name="ce18">
            <text:p>26,336</text:p>
          </table:table-cell>
          <table:table-cell office:value-type="float" office:value="38.384" table:style-name="ce18">
            <text:p>38,384</text:p>
          </table:table-cell>
          <table:table-cell office:value-type="float" office:value="58.503" table:style-name="ce24">
            <text:p>58,50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-25" table:style-name="ce14">
            <text:p>-25</text:p>
          </table:table-cell>
          <table:table-cell office:value-type="float" office:value="9.7644999999999996E-2" table:style-name="ce22">
            <text:p>0,0976</text:p>
          </table:table-cell>
          <table:table-cell office:value-type="float" office:value="0.97080999999999995" table:style-name="ce22">
            <text:p>0,9708</text:p>
          </table:table-cell>
          <table:table-cell office:value-type="float" office:value="4.7297000000000002" table:style-name="ce22">
            <text:p>4,7297</text:p>
          </table:table-cell>
          <table:table-cell office:value-type="float" office:value="9.1525999999999996" table:style-name="ce22">
            <text:p>9,1526</text:p>
          </table:table-cell>
          <table:table-cell office:value-type="float" office:value="24.055" table:style-name="ce19">
            <text:p>24,055</text:p>
          </table:table-cell>
          <table:table-cell office:value-type="float" office:value="35.463999999999999" table:style-name="ce19">
            <text:p>35,464</text:p>
          </table:table-cell>
          <table:table-cell office:value-type="float" office:value="55.122999999999998" table:style-name="ce25">
            <text:p>55,123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0" table:style-name="ce3">
            <text:p>0</text:p>
          </table:table-cell>
          <table:table-cell office:value-type="float" office:value="8.8709999999999997E-2" table:style-name="ce21">
            <text:p>0,0887</text:p>
          </table:table-cell>
          <table:table-cell office:value-type="float" office:value="0.88219999999999998" table:style-name="ce21">
            <text:p>0,8822</text:p>
          </table:table-cell>
          <table:table-cell office:value-type="float" office:value="4.3036000000000003" table:style-name="ce21">
            <text:p>4,3036</text:p>
          </table:table-cell>
          <table:table-cell office:value-type="float" office:value="8.3446999999999996" table:style-name="ce21">
            <text:p>8,3447</text:p>
          </table:table-cell>
          <table:table-cell office:value-type="float" office:value="22.151" table:style-name="ce18">
            <text:p>22,151</text:p>
          </table:table-cell>
          <table:table-cell office:value-type="float" office:value="32.968000000000004" table:style-name="ce18">
            <text:p>32,968</text:p>
          </table:table-cell>
          <table:table-cell office:value-type="float" office:value="52.115000000000002" table:style-name="ce24">
            <text:p>52,115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25" table:style-name="ce14">
            <text:p>25</text:p>
          </table:table-cell>
          <table:table-cell office:value-type="float" office:value="8.1273999999999999E-2" table:style-name="ce22">
            <text:p>0,0813</text:p>
          </table:table-cell>
          <table:table-cell office:value-type="float" office:value="0.80847000000000002" table:style-name="ce22">
            <text:p>0,8085</text:p>
          </table:table-cell>
          <table:table-cell office:value-type="float" office:value="3.9489999999999998" table:style-name="ce22">
            <text:p>3,9490</text:p>
          </table:table-cell>
          <table:table-cell office:value-type="float" office:value="7.6711" table:style-name="ce22">
            <text:p>7,6711</text:p>
          </table:table-cell>
          <table:table-cell office:value-type="float" office:value="20.536999999999999" table:style-name="ce19">
            <text:p>20,537</text:p>
          </table:table-cell>
          <table:table-cell office:value-type="float" office:value="30.811" table:style-name="ce19">
            <text:p>30,811</text:p>
          </table:table-cell>
          <table:table-cell office:value-type="float" office:value="49.423999999999999" table:style-name="ce25">
            <text:p>49,424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50" table:style-name="ce3">
            <text:p>50</text:p>
          </table:table-cell>
          <table:table-cell office:value-type="float" office:value="7.4989E-2" table:style-name="ce21">
            <text:p>0,0750</text:p>
          </table:table-cell>
          <table:table-cell office:value-type="float" office:value="0.74614000000000003" table:style-name="ce21">
            <text:p>0,7461</text:p>
          </table:table-cell>
          <table:table-cell office:value-type="float" office:value="3.649" table:style-name="ce21">
            <text:p>3,6490</text:p>
          </table:table-cell>
          <table:table-cell office:value-type="float" office:value="7.1002999999999998" table:style-name="ce21">
            <text:p>7,1003</text:p>
          </table:table-cell>
          <table:table-cell office:value-type="float" office:value="19.149000000000001" table:style-name="ce18">
            <text:p>19,149</text:p>
          </table:table-cell>
          <table:table-cell office:value-type="float" office:value="28.928000000000001" table:style-name="ce18">
            <text:p>28,928</text:p>
          </table:table-cell>
          <table:table-cell office:value-type="float" office:value="47.000999999999998" table:style-name="ce24">
            <text:p>47,001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75" table:style-name="ce14">
            <text:p>75</text:p>
          </table:table-cell>
          <table:table-cell office:value-type="float" office:value="6.9606000000000001E-2" table:style-name="ce22">
            <text:p>0,0696</text:p>
          </table:table-cell>
          <table:table-cell office:value-type="float" office:value="0.69276000000000004" table:style-name="ce22">
            <text:p>0,6928</text:p>
          </table:table-cell>
          <table:table-cell office:value-type="float" office:value="3.3917999999999999" table:style-name="ce22">
            <text:p>3,3918</text:p>
          </table:table-cell>
          <table:table-cell office:value-type="float" office:value="6.61" table:style-name="ce22">
            <text:p>6,6100</text:p>
          </table:table-cell>
          <table:table-cell office:value-type="float" office:value="17.943000000000001" table:style-name="ce19">
            <text:p>17,943</text:p>
          </table:table-cell>
          <table:table-cell office:value-type="float" office:value="27.268000000000001" table:style-name="ce19">
            <text:p>27,268</text:p>
          </table:table-cell>
          <table:table-cell office:value-type="float" office:value="44.81" table:style-name="ce25">
            <text:p>44,810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100" table:style-name="ce3">
            <text:p>100</text:p>
          </table:table-cell>
          <table:table-cell office:value-type="float" office:value="6.4944000000000002E-2" table:style-name="ce21">
            <text:p>0,0649</text:p>
          </table:table-cell>
          <table:table-cell office:value-type="float" office:value="0.64651000000000003" table:style-name="ce21">
            <text:p>0,6465</text:p>
          </table:table-cell>
          <table:table-cell office:value-type="float" office:value="3.1688000000000001" table:style-name="ce21">
            <text:p>3,1688</text:p>
          </table:table-cell>
          <table:table-cell office:value-type="float" office:value="6.1840000000000002" table:style-name="ce21">
            <text:p>6,1840</text:p>
          </table:table-cell>
          <table:table-cell office:value-type="float" office:value="16.882999999999999" table:style-name="ce18">
            <text:p>16,883</text:p>
          </table:table-cell>
          <table:table-cell office:value-type="float" office:value="25.792999999999999" table:style-name="ce18">
            <text:p>25,793</text:p>
          </table:table-cell>
          <table:table-cell office:value-type="float" office:value="42.819000000000003" table:style-name="ce24">
            <text:p>42,819</text:p>
          </table:table-cell>
          <table:table-cell table:number-columns-repeated="16375"/>
        </table:table-row>
        <table:table-row table:style-name="ro2">
          <table:table-cell table:style-name="ce2"/>
          <table:table-cell office:value-type="float" office:value="125" table:style-name="ce17">
            <text:p>125</text:p>
          </table:table-cell>
          <table:table-cell office:value-type="float" office:value="6.0867999999999998E-2" table:style-name="ce23">
            <text:p>0,0609</text:p>
          </table:table-cell>
          <table:table-cell office:value-type="float" office:value="0.60607" table:style-name="ce23">
            <text:p>0,6061</text:p>
          </table:table-cell>
          <table:table-cell office:value-type="float" office:value="2.9735999999999998" table:style-name="ce23">
            <text:p>2,9736</text:p>
          </table:table-cell>
          <table:table-cell office:value-type="float" office:value="5.8103999999999996" table:style-name="ce23">
            <text:p>5,8104</text:p>
          </table:table-cell>
          <table:table-cell office:value-type="float" office:value="15.944000000000001" table:style-name="ce20">
            <text:p>15,944</text:p>
          </table:table-cell>
          <table:table-cell office:value-type="float" office:value="24.474" table:style-name="ce20">
            <text:p>24,474</text:p>
          </table:table-cell>
          <table:table-cell office:value-type="float" office:value="41.000999999999998" table:style-name="ce26">
            <text:p>41,001</text:p>
          </table:table-cell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eofanov Artem</meta:initial-creator>
    <dc:creator>Alexey Martynov</dc:creator>
    <meta:creation-date>2020-02-06T11:47:59Z</meta:creation-date>
    <dc:date>2020-02-06T12:15:3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7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G0S8">
      <style:chart-properties chart:symbol-type="automatic" chart:connect-bars="false" chart:interpolation="cubic-spline" chart:solid-type="cuboid"/>
      <style:graphic-properties draw:fill="none" draw:stroke="solid" svg:stroke-width="0.03125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>
      <style:chart-properties chart:symbol-type="automatic" chart:connect-bars="false" chart:interpolation="cubic-spline" chart:solid-type="cuboid"/>
      <style:graphic-properties draw:fill="none" draw:stroke="solid" svg:stroke-width="0.03125in" svg:stroke-color="#7d60a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chart" style:name="G0S10">
      <style:chart-properties chart:symbol-type="automatic" chart:connect-bars="false" chart:interpolation="cubic-spline" chart:solid-type="cuboid"/>
      <style:graphic-properties draw:fill="none" draw:stroke="solid" svg:stroke-width="0.03125in" svg:stroke-color="#46aac5" svg:stroke-opacity="100%" draw:stroke-linejoin="round"/>
    </style:style>
    <style:style style:family="chart" style:name="G0S11">
      <style:chart-properties chart:symbol-type="automatic" chart:connect-bars="false" chart:interpolation="cubic-spline" chart:solid-type="cuboid"/>
      <style:graphic-properties draw:fill="none" draw:stroke="solid" svg:stroke-width="0.03125in" svg:stroke-color="#f69240" svg:stroke-opacity="100%" draw:stroke-linejoin="round"/>
    </style:style>
    <style:style style:family="chart" style:name="G0S12">
      <style:chart-properties chart:symbol-type="automatic" chart:connect-bars="false" chart:interpolation="cubic-spline" chart:solid-type="cuboid"/>
      <style:graphic-properties draw:fill="none" draw:stroke="solid" svg:stroke-width="0.03125in" svg:stroke-color="#a5b6d3" svg:stroke-opacity="100%" draw:stroke-linejoin="round"/>
    </style:style>
    <style:style style:family="chart" style:name="G0S13">
      <style:chart-properties chart:symbol-type="automatic" chart:connect-bars="false" chart:interpolation="cubic-spline" chart:solid-type="cuboid"/>
      <style:graphic-properties draw:fill="none" draw:stroke="solid" svg:stroke-width="0.03125in" svg:stroke-color="#d5a5a4" svg:stroke-opacity="100%" draw:stroke-linejoin="round"/>
    </style:style>
    <style:style style:family="chart" style:name="G0S14">
      <style:chart-properties chart:symbol-type="automatic" chart:connect-bars="false" chart:interpolation="cubic-spline" chart:solid-type="cuboid"/>
      <style:graphic-properties draw:fill="none" draw:stroke="solid" svg:stroke-width="0.03125in" svg:stroke-color="#c1d2a7" svg:stroke-opacity="100%" draw:stroke-linejoin="round"/>
    </style:style>
    <style:style style:family="chart" style:name="G0S15">
      <style:chart-properties chart:symbol-type="automatic" chart:connect-bars="false" chart:interpolation="cubic-spline" chart:solid-type="cuboid"/>
      <style:graphic-properties draw:fill="none" draw:stroke="solid" svg:stroke-width="0.03125in" svg:stroke-color="#b6abc5" svg:stroke-opacity="100%" draw:stroke-linejoin="round"/>
    </style:style>
    <style:style style:family="chart" style:name="G0S16">
      <style:chart-properties chart:symbol-type="named-symbol" chart:symbol-name="horizontal-bar" chart:symbol-width="0.04167in" chart:symbol-height="0.04167in" chart:connect-bars="false" chart:interpolation="cubic-spline" chart:solid-type="cuboid"/>
      <style:graphic-properties draw:fill="none" draw:stroke="solid" svg:stroke-width="0.02083in" svg:stroke-color="#a4cad8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i1">
      <style:graphic-properties draw:fill="none" draw:stroke="solid" svg:stroke-width="0.01042in" svg:stroke-color="#b7b7b7" svg:stroke-opacity="100%" draw:stroke-linejoin="round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maximum="100" chart:interval-major="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interval-major="5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3c679a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9d3d3a" svg:stroke-opacity="100%" draw:stroke-linejoin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25in" svg:stroke-color="#7d9844" svg:stroke-opacity="100%" draw:stroke-linejoin="round"/>
    </style:style>
    <style:style style:family="chart" style:name="G0S3">
      <style:chart-properties chart:symbol-type="automatic" chart:connect-bars="false" chart:interpolation="cubic-spline" chart:solid-type="cuboid"/>
      <style:graphic-properties draw:fill="none" draw:stroke="solid" svg:stroke-width="0.03125in" svg:stroke-color="#664e83" svg:stroke-opacity="100%" draw:stroke-linejoin="round"/>
    </style:style>
    <style:style style:family="chart" style:name="G0S4">
      <style:chart-properties chart:symbol-type="automatic" chart:connect-bars="false" chart:interpolation="cubic-spline" chart:solid-type="cuboid"/>
      <style:graphic-properties draw:fill="none" draw:stroke="solid" svg:stroke-width="0.03125in" svg:stroke-color="#388ca2" svg:stroke-opacity="100%" draw:stroke-linejoin="round"/>
    </style:style>
    <style:style style:family="chart" style:name="G0S5">
      <style:chart-properties chart:symbol-type="automatic" chart:connect-bars="false" chart:interpolation="cubic-spline" chart:solid-type="cuboid"/>
      <style:graphic-properties draw:fill="none" draw:stroke="solid" svg:stroke-width="0.03125in" svg:stroke-color="#cb7833" svg:stroke-opacity="100%" draw:stroke-linejoin="round"/>
    </style:style>
    <style:style style:family="chart" style:name="G0S6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</office:automatic-styles>
  <office:body>
    <office:chart>
      <chart:chart chart:class="chart:scatter" svg:height="579.3751181102363pt" svg:width="889.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Давление, МПа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1" text:class-names="" text:cond-style-name="">Плотность, кг/м3</text:p>
            </chart:title>
            <chart:grid chart:class="major" chart:style-name="GMa1"/>
            <chart:grid chart:class="minor" chart:style-name="GMi1"/>
          </chart:axis>
          <chart:series chart:label-cell-address="Лист1.$B$5" chart:values-cell-range-address="Лист1.$C$5:.$I$5" chart:class="chart:scatter" chart:attached-axis="primary-y" chart:style-name="G0S0">
            <chart:domain table:cell-range-address="Лист1.$C$4:.$I$4"/>
            <chart:data-point chart:repeated="7"/>
          </chart:series>
          <chart:series chart:label-cell-address="Лист1.$B$6" chart:values-cell-range-address="Лист1.$C$6:.$I$6" chart:class="chart:scatter" chart:attached-axis="primary-y" chart:style-name="G0S1">
            <chart:domain table:cell-range-address="Лист1.$C$4:.$I$4"/>
            <chart:data-point chart:repeated="7"/>
          </chart:series>
          <chart:series chart:label-cell-address="Лист1.$B$7" chart:values-cell-range-address="Лист1.$C$7:.$I$7" chart:class="chart:scatter" chart:attached-axis="primary-y" chart:style-name="G0S2">
            <chart:domain table:cell-range-address="Лист1.$C$4:.$I$4"/>
            <chart:data-point chart:repeated="7"/>
          </chart:series>
          <chart:series chart:label-cell-address="Лист1.$B$8" chart:values-cell-range-address="Лист1.$C$8:.$I$8" chart:class="chart:scatter" chart:attached-axis="primary-y" chart:style-name="G0S3">
            <chart:domain table:cell-range-address="Лист1.$C$4:.$I$4"/>
            <chart:data-point chart:repeated="7"/>
          </chart:series>
          <chart:series chart:label-cell-address="Лист1.$B$9" chart:values-cell-range-address="Лист1.$C$9:.$I$9" chart:class="chart:scatter" chart:attached-axis="primary-y" chart:style-name="G0S4">
            <chart:domain table:cell-range-address="Лист1.$C$4:.$I$4"/>
            <chart:data-point chart:repeated="7"/>
          </chart:series>
          <chart:series chart:label-cell-address="Лист1.$B$10" chart:values-cell-range-address="Лист1.$C$10:.$I$10" chart:class="chart:scatter" chart:attached-axis="primary-y" chart:style-name="G0S5">
            <chart:domain table:cell-range-address="Лист1.$C$4:.$I$4"/>
            <chart:data-point chart:repeated="7"/>
          </chart:series>
          <chart:series chart:label-cell-address="Лист1.$B$11" chart:values-cell-range-address="Лист1.$C$11:.$I$11" chart:class="chart:scatter" chart:attached-axis="primary-y" chart:style-name="G0S6">
            <chart:domain table:cell-range-address="Лист1.$C$4:.$I$4"/>
            <chart:data-point chart:repeated="7"/>
          </chart:series>
          <chart:series chart:label-cell-address="Лист1.$B$12" chart:values-cell-range-address="Лист1.$C$12:.$I$12" chart:class="chart:scatter" chart:attached-axis="primary-y" chart:style-name="G0S7">
            <chart:domain table:cell-range-address="Лист1.$C$4:.$I$4"/>
            <chart:data-point chart:repeated="7"/>
          </chart:series>
          <chart:series chart:label-cell-address="Лист1.$B$13" chart:values-cell-range-address="Лист1.$C$13:.$I$13" chart:class="chart:scatter" chart:attached-axis="primary-y" chart:style-name="G0S8">
            <chart:domain table:cell-range-address="Лист1.$C$4:.$I$4"/>
            <chart:data-point chart:repeated="7"/>
          </chart:series>
          <chart:series chart:label-cell-address="Лист1.$B$14" chart:values-cell-range-address="Лист1.$C$14:.$I$14" chart:class="chart:scatter" chart:attached-axis="primary-y" chart:style-name="G0S9">
            <chart:domain table:cell-range-address="Лист1.$C$4:.$I$4"/>
            <chart:data-point chart:repeated="7"/>
          </chart:series>
          <chart:series chart:label-cell-address="Лист1.$B$15" chart:values-cell-range-address="Лист1.$C$15:.$I$15" chart:class="chart:scatter" chart:attached-axis="primary-y" chart:style-name="G0S10">
            <chart:domain table:cell-range-address="Лист1.$C$4:.$I$4"/>
            <chart:data-point chart:repeated="7"/>
          </chart:series>
          <chart:series chart:label-cell-address="Лист1.$B$16" chart:values-cell-range-address="Лист1.$C$16:.$I$16" chart:class="chart:scatter" chart:attached-axis="primary-y" chart:style-name="G0S11">
            <chart:domain table:cell-range-address="Лист1.$C$4:.$I$4"/>
            <chart:data-point chart:repeated="7"/>
          </chart:series>
          <chart:series chart:label-cell-address="Лист1.$B$17" chart:values-cell-range-address="Лист1.$C$17:.$I$17" chart:class="chart:scatter" chart:attached-axis="primary-y" chart:style-name="G0S12">
            <chart:domain table:cell-range-address="Лист1.$C$4:.$I$4"/>
            <chart:data-point chart:repeated="7"/>
          </chart:series>
          <chart:series chart:label-cell-address="Лист1.$B$18" chart:values-cell-range-address="Лист1.$C$18:.$I$18" chart:class="chart:scatter" chart:attached-axis="primary-y" chart:style-name="G0S13">
            <chart:domain table:cell-range-address="Лист1.$C$4:.$I$4"/>
            <chart:data-point chart:repeated="7"/>
          </chart:series>
          <chart:series chart:label-cell-address="Лист1.$B$19" chart:values-cell-range-address="Лист1.$C$19:.$I$19" chart:class="chart:scatter" chart:attached-axis="primary-y" chart:style-name="G0S14">
            <chart:domain table:cell-range-address="Лист1.$C$4:.$I$4"/>
            <chart:data-point chart:repeated="7"/>
          </chart:series>
          <chart:series chart:label-cell-address="Лист1.$B$20" chart:values-cell-range-address="Лист1.$C$20:.$I$20" chart:class="chart:scatter" chart:attached-axis="primary-y" chart:style-name="G0S15">
            <chart:domain table:cell-range-address="Лист1.$C$4:.$I$4"/>
            <chart:data-point chart:repeated="7"/>
          </chart:series>
          <chart:series chart:label-cell-address="Лист1.$B$21" chart:values-cell-range-address="Лист1.$C$21:.$I$21" chart:class="chart:scatter" chart:attached-axis="primary-y" chart:style-name="G0S16">
            <chart:domain table:cell-range-address="Лист1.$C$4:.$I$4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